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 style:list-style-name="L1">
      <style:text-properties style:font-name="Malgun Gothic" fo:font-size="10pt" style:font-size-asian="10pt" style:font-size-complex="10pt"/>
    </style:style>
    <style:style style:name="P3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4" style:family="paragraph" style:parent-style-name="Standard" style:list-style-name="L2">
      <style:text-properties style:font-name="Malgun Gothic" fo:font-size="10pt" style:font-size-asian="10pt" style:language-asian="ja" style:country-asian="JP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C Characteristics</text:p>
      <text:list xml:id="list41696908" text:style-name="L1">
        <text:list-item>
          <text:p text:style-name="P2">Utilize Myers-Briggs Personality spread</text:p>
          <text:list>
            <text:list-item>
              <text:p text:style-name="P2">extrovert vs. introvert</text:p>
            </text:list-item>
            <text:list-item>
              <text:p text:style-name="P2">sensing vs. intuitive</text:p>
            </text:list-item>
            <text:list-item>
              <text:p text:style-name="P2">thinking vs. feeling</text:p>
            </text:list-item>
            <text:list-item>
              <text:p text:style-name="P2">judging vs. perceiving</text:p>
            </text:list-item>
          </text:list>
        </text:list-item>
      </text:list>
      <text:p text:style-name="P1"/>
      <text:p text:style-name="P1">Random</text:p>
      <text:list xml:id="list41708151" text:style-name="L2">
        <text:list-item>
          <text:p text:style-name="P3">Sus Scrofa &lt;-- ancient deer in Japan</text:p>
        </text:list-item>
        <text:list-item>
          <text:p text:style-name="P3">Cervus Nipon &lt;-- ancient deer in Japan</text:p>
        </text:list-item>
        <text:list-item>
          <text:p text:style-name="P3">want creatures to have &amp; use (if appropriate) items, but don't want loot to be better than crafted items</text:p>
          <text:list>
            <text:list-item>
              <text:p text:style-name="P3">this would be important so that resistances are meaningful</text:p>
            </text:list-item>
            <text:list-item>
              <text:p text:style-name="P3">should creatures have and use rare/magical items?</text:p>
              <text:list>
                <text:list-item>
                  <text:p text:style-name="P3">how would those items drop?</text:p>
                </text:list-item>
              </text:list>
            </text:list-item>
            <text:list-item>
              <text:p text:style-name="P3">try to skew items towards ones the player isn't skilled in to encourage breaking them down for components</text:p>
            </text:list-item>
          </text:list>
        </text:list-item>
        <text:list-item>
          <text:p text:style-name="P4">some creatures might be bound to certain terrain types (or even liquid/non-liquid)</text:p>
          <text:list>
            <text:list-item>
              <text:p text:style-name="P4">also might be tied to a biome</text:p>
            </text:list-item>
          </text:list>
        </text:list-item>
        <text:list-item>
          <text:p text:style-name="P4">different corpse drops based on ability or skill used that kills critter</text:p>
          <text:list>
            <text:list-item>
              <text:p text:style-name="P4">this should instead be related to different elements adding or removing drops when they cause damage to the creature</text:p>
            </text:list-item>
            <text:list-item>
              <text:p text:style-name="P4">elements hitting creature could be tagged to cause additional abilities to fire against the creature, such as a wood golem catching fire if hit with a fire element</text:p>
            </text:list-item>
          </text:list>
        </text:list-item>
        <text:list-item>
          <text:p text:style-name="P4">allow effects to fire on creature deat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7:44:23.51</meta:creation-date>
    <meta:generator>OpenOffice.org/3.3$Win32 OpenOffice.org_project/330m20$Build-9567</meta:generator>
    <dc:date>2011-06-06T21:58:51.61</dc:date>
    <meta:editing-duration>PT50M59S</meta:editing-duration>
    <meta:editing-cycles>6</meta:editing-cycles>
    <meta:document-statistic meta:table-count="0" meta:image-count="0" meta:object-count="0" meta:page-count="1" meta:paragraph-count="20" meta:word-count="194" meta:character-count="1086"/>
  </office:meta>
</office:document-meta>
</file>